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51a" officeooo:paragraph-rsid="000d951a"/>
    </style:style>
    <style:style style:name="P2" style:family="paragraph" style:parent-style-name="Standard">
      <style:text-properties officeooo:rsid="000d951a" officeooo:paragraph-rsid="0012e8f5"/>
    </style:style>
    <style:style style:name="P3" style:family="paragraph" style:parent-style-name="Standard">
      <style:text-properties officeooo:rsid="000d951a" officeooo:paragraph-rsid="0017963f"/>
    </style:style>
    <style:style style:name="P4" style:family="paragraph" style:parent-style-name="Standard">
      <style:text-properties officeooo:rsid="000d951a" officeooo:paragraph-rsid="0031678a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951a" officeooo:paragraph-rsid="000d951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23bace" officeooo:paragraph-rsid="0031678a"/>
    </style:style>
    <style:style style:name="P7" style:family="paragraph" style:parent-style-name="Footnote">
      <style:text-properties officeooo:rsid="009a18bb" officeooo:paragraph-rsid="009a18bb"/>
    </style:style>
    <style:style style:name="P8" style:family="paragraph" style:parent-style-name="Standard">
      <style:text-properties officeooo:rsid="000d951a" officeooo:paragraph-rsid="000d951a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d951a" officeooo:paragraph-rsid="009b880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d951a" officeooo:paragraph-rsid="009fd45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d951a" officeooo:paragraph-rsid="000d951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d951a" officeooo:paragraph-rsid="00a8770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951a" officeooo:paragraph-rsid="00a9215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d951a" officeooo:paragraph-rsid="00b1008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d951a" officeooo:paragraph-rsid="00b4358d" style:font-weight-asian="bold" style:font-weight-complex="bold"/>
    </style:style>
    <style:style style:name="P16" style:family="paragraph" style:parent-style-name="Standard">
      <style:text-properties fo:font-weight="bold" officeooo:rsid="000d951a" officeooo:paragraph-rsid="000d951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b20a2c" officeooo:paragraph-rsid="00b20a2c" style:font-weight-asian="bold" style:font-weight-complex="bold"/>
    </style:style>
    <style:style style:name="P18" style:family="paragraph" style:parent-style-name="Standard">
      <style:text-properties officeooo:rsid="0058b002" officeooo:paragraph-rsid="0058b002"/>
    </style:style>
    <style:style style:name="P19" style:family="paragraph" style:parent-style-name="Standard">
      <style:text-properties officeooo:rsid="0058b002" officeooo:paragraph-rsid="005fc18d"/>
    </style:style>
    <style:style style:name="P20" style:family="paragraph" style:parent-style-name="Standard">
      <style:text-properties officeooo:rsid="0058b002" officeooo:paragraph-rsid="0060f5c0"/>
    </style:style>
    <style:style style:name="P21" style:family="paragraph" style:parent-style-name="Standard">
      <style:text-properties officeooo:rsid="0058b002" officeooo:paragraph-rsid="007139bb"/>
    </style:style>
    <style:style style:name="P22" style:family="paragraph" style:parent-style-name="Standard">
      <style:text-properties officeooo:paragraph-rsid="0058b002"/>
    </style:style>
    <style:style style:name="P23" style:family="paragraph" style:parent-style-name="Standard">
      <style:text-properties officeooo:rsid="005a0e20" officeooo:paragraph-rsid="005a0e20"/>
    </style:style>
    <style:style style:name="P24" style:family="paragraph" style:parent-style-name="Standard">
      <style:text-properties officeooo:rsid="00645932" officeooo:paragraph-rsid="00645932"/>
    </style:style>
    <style:style style:name="P25" style:family="paragraph" style:parent-style-name="Standard">
      <style:text-properties officeooo:rsid="00832c8c" officeooo:paragraph-rsid="00832c8c"/>
    </style:style>
    <style:style style:name="P26" style:family="paragraph" style:parent-style-name="Standard">
      <style:text-properties officeooo:rsid="00865412" officeooo:paragraph-rsid="00865412"/>
    </style:style>
    <style:style style:name="T1" style:family="text">
      <style:text-properties officeooo:rsid="000f8919"/>
    </style:style>
    <style:style style:name="T2" style:family="text">
      <style:text-properties officeooo:rsid="000ff8af"/>
    </style:style>
    <style:style style:name="T3" style:family="text">
      <style:text-properties officeooo:rsid="00115556"/>
    </style:style>
    <style:style style:name="T4" style:family="text">
      <style:text-properties officeooo:rsid="0012e8f5"/>
    </style:style>
    <style:style style:name="T5" style:family="text">
      <style:text-properties officeooo:rsid="00130f35"/>
    </style:style>
    <style:style style:name="T6" style:family="text">
      <style:text-properties officeooo:rsid="0014059d"/>
    </style:style>
    <style:style style:name="T7" style:family="text">
      <style:text-properties officeooo:rsid="0015c8ef"/>
    </style:style>
    <style:style style:name="T8" style:family="text">
      <style:text-properties officeooo:rsid="001d7d63"/>
    </style:style>
    <style:style style:name="T9" style:family="text">
      <style:text-properties officeooo:rsid="0021e573"/>
    </style:style>
    <style:style style:name="T10" style:family="text">
      <style:text-properties officeooo:rsid="0023bace"/>
    </style:style>
    <style:style style:name="T11" style:family="text">
      <style:text-properties officeooo:rsid="00270a4f"/>
    </style:style>
    <style:style style:name="T12" style:family="text">
      <style:text-properties officeooo:rsid="0027800b"/>
    </style:style>
    <style:style style:name="T13" style:family="text">
      <style:text-properties officeooo:rsid="00295599"/>
    </style:style>
    <style:style style:name="T14" style:family="text">
      <style:text-properties officeooo:rsid="002be401"/>
    </style:style>
    <style:style style:name="T15" style:family="text">
      <style:text-properties officeooo:rsid="0031c81a"/>
    </style:style>
    <style:style style:name="T16" style:family="text">
      <style:text-properties officeooo:rsid="0032d45b"/>
    </style:style>
    <style:style style:name="T17" style:family="text">
      <style:text-properties officeooo:rsid="003b35e2"/>
    </style:style>
    <style:style style:name="T18" style:family="text">
      <style:text-properties officeooo:rsid="003b378d"/>
    </style:style>
    <style:style style:name="T19" style:family="text">
      <style:text-properties officeooo:rsid="003c2ee1"/>
    </style:style>
    <style:style style:name="T20" style:family="text">
      <style:text-properties officeooo:rsid="003f1b3c"/>
    </style:style>
    <style:style style:name="T21" style:family="text">
      <style:text-properties officeooo:rsid="00447523"/>
    </style:style>
    <style:style style:name="T22" style:family="text">
      <style:text-properties officeooo:rsid="004971a7"/>
    </style:style>
    <style:style style:name="T23" style:family="text">
      <style:text-properties officeooo:rsid="004be5f6"/>
    </style:style>
    <style:style style:name="T24" style:family="text">
      <style:text-properties officeooo:rsid="004ea7cf"/>
    </style:style>
    <style:style style:name="T25" style:family="text">
      <style:text-properties officeooo:rsid="005670ff"/>
    </style:style>
    <style:style style:name="T26" style:family="text">
      <style:text-properties officeooo:rsid="0057f0e2"/>
    </style:style>
    <style:style style:name="T27" style:family="text">
      <style:text-properties officeooo:rsid="0058b002"/>
    </style:style>
    <style:style style:name="T28" style:family="text">
      <style:text-properties officeooo:rsid="005e5c6f"/>
    </style:style>
    <style:style style:name="T29" style:family="text">
      <style:text-properties officeooo:rsid="005fc18d"/>
    </style:style>
    <style:style style:name="T30" style:family="text">
      <style:text-properties fo:color="#bf0041" loext:opacity="100%"/>
    </style:style>
    <style:style style:name="T31" style:family="text">
      <style:text-properties fo:color="#bf0041" loext:opacity="100%" officeooo:rsid="0080199d"/>
    </style:style>
    <style:style style:name="T32" style:family="text">
      <style:text-properties officeooo:rsid="0074943d"/>
    </style:style>
    <style:style style:name="T33" style:family="text">
      <style:text-properties officeooo:rsid="0076642b"/>
    </style:style>
    <style:style style:name="T34" style:family="text">
      <style:text-properties fo:color="#b2b2b2" loext:opacity="100%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b0073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跟我买车</text:p>
      <text:p text:style-name="Standard"/>
      <text:p text:style-name="P3">一期：</text:p>
      <text:p text:style-name="P1"><text:tab/>1.展示推荐的法拍车<text:span text:style-name="T5">(首页-法拍车列表、法拍车详情页)</text:span></text:p>
      <text:p text:style-name="P1"><text:tab/>2.创办此项目缘由、法拍车推荐思想、购买法拍车流程等（图文性介绍）</text:p>
      <text:p text:style-name="P1"><text:tab/>3.用户登录注册、可收藏喜欢的法拍车<text:span text:style-name="T6">(登录、注册、个人中心、收藏页)</text:span></text:p>
      <text:p text:style-name="P1"><text:tab/><text:span text:style-name="T11">4.用户可赞助本项目、天使投资联系方式</text:span></text:p>
      <text:p text:style-name="P1"><text:tab/><text:span text:style-name="T12">5.团队介绍</text:span><text:span text:style-name="T13">（技术团队，法拍车推荐团队）</text:span></text:p>
      <text:p text:style-name="P1"><text:tab/>后台：</text:p>
      <text:p text:style-name="P1"><text:tab/><text:tab/>1.法拍车信息-列表<text:span text:style-name="T7">（录入、修改、删除）</text:span></text:p>
      <text:p text:style-name="P1"><text:tab/><text:tab/>2.<text:span text:style-name="T4">文章内容发布（</text:span>项目缘由、法拍车推荐思想<text:span text:style-name="T4">）</text:span></text:p>
      <text:p text:style-name="P1"><text:tab/><text:tab/><text:span text:style-name="T14">3. 团队介绍发布</text:span></text:p>
      <text:p text:style-name="P1"/>
      <text:p text:style-name="P2">二期:</text:p>
      <text:p text:style-name="P2"><text:tab/><text:span text:style-name="T9">1</text:span>.用户参与法拍车评论交流</text:p>
      <text:p text:style-name="P2"><text:tab/><text:span text:style-name="T16">2.分享法拍车功能</text:span></text:p>
      <text:p text:style-name="P2"><text:tab/><text:span text:style-name="T21">3.用户聊天功能</text:span></text:p>
      <text:p text:style-name="P2"><text:tab/><text:span text:style-name="T22">4.用车分享</text:span></text:p>
      <text:p text:style-name="P2"><text:tab/><text:span text:style-name="T24">5.有偿借车（用户向用户借车）</text:span></text:p>
      <text:p text:style-name="P2"><text:tab/></text:p>
      <text:p text:style-name="P1">三期<text:span text:style-name="T1">：</text:span></text:p>
      <text:p text:style-name="P1"><text:tab/><text:span text:style-name="T1">1.车辆过户</text:span><text:span text:style-name="T3">（年审）</text:span><text:span text:style-name="T1">代办人员、代看样人员、汽车托运 …入驻</text:span></text:p>
      <text:p text:style-name="P6"><text:tab/>2.委托代拍服务</text:p>
      <text:p text:style-name="P4"><text:tab/><text:span text:style-name="T10">3.委托代过户</text:span><text:span text:style-name="T17">(委托车辆年检)</text:span></text:p>
      <text:p text:style-name="P1"><text:tab/><text:span text:style-name="T15">4</text:span><text:span text:style-name="T2">.个人法拍车交易</text:span><text:span text:style-name="T8">(类二手车交易)</text:span></text:p>
      <text:p text:style-name="P1"><text:tab/><text:span text:style-name="T18">5.接入购买车队服务</text:span></text:p>
      <text:p text:style-name="P1"><text:tab/><text:span text:style-name="T19">6.汽车保养入驻</text:span></text:p>
      <text:p text:style-name="P1"><text:tab/><text:span text:style-name="T19">7.汽车维修入驻</text:span></text:p>
      <text:p text:style-name="P1"><text:tab/><text:span text:style-name="T23">8.汽车教练入驻</text:span></text:p>
      <text:p text:style-name="P1">四期<text:span text:style-name="T20">：</text:span></text:p>
      <text:p text:style-name="P1"><text:tab/><text:span text:style-name="T20">1.汽车界精选新闻</text:span></text:p>
      <text:p text:style-name="P1"><text:tab/><text:span text:style-name="T20">2.汽车情怀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note text:id="ftn1" text:note-class="footnote"><text:note-citation>1</text:note-citation><text:note-body><text:p text:style-name="Footnote"><text:span text:style-name="T35">法拍车列表页</text:span></text:p></text:note-body></text:note>一期<text:span text:style-name="T25">：</text:span><text:span text:style-name="T5">法拍车列表</text:span></text:p>
      <text:p text:style-name="P1"/>
      <text:p text:style-name="P1">一张图片</text:p>
      <text:p text:style-name="P1"/>
      <text:p text:style-name="P1">状态：</text:p>
      <text:p text:style-name="P1"/>
      <text:p text:style-name="P1"/>
      <text:p text:style-name="P1">价格：</text:p>
      <text:p text:style-name="P1"/>
      <text:p text:style-name="P1"/>
      <text:p text:style-name="P1"/>
      <text:p text:style-name="P1">推荐星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</text:p>
      <text:p text:style-name="P1"><text:note text:id="ftn0" text:note-class="footnote"><text:note-citation>2</text:note-citation><text:note-body><text:p text:style-name="P7"><text:span text:style-name="T35">法拍车详情页</text:span></text:p></text:note-body></text:note></text:p>
      <text:p text:style-name="P10">一期<text:span text:style-name="T25">：法拍车详情页</text:span></text:p>
      <text:p text:style-name="P1">标题示例<text:span text:style-name="T25">： <text:s text:c="4"/>新A58888号黄色众泰</text:span><text:span text:style-name="T26">SR9</text:span></text:p>
      <text:p text:style-name="P1"><text:s text:c="5"/>一张代表图 或 （可播放的车视频）</text:p>
      <text:p text:style-name="P21">状态： <text:s text:c="76"/><text:span text:style-name="T34">—参照京东手机客户端样式 </text:span><text:s text:c="3"/></text:p>
      <text:p text:style-name="Standard"><text:span text:style-name="T27"><text:s text:c="7"/>（待开拍 <text:s/>开拍时间：</text:span><text:span text:style-name="T28">2022-05-1</text:span><text:span text:style-name="T32">7</text:span><text:span text:style-name="T28"> </text:span><text:span text:style-name="T33">09</text:span><text:span text:style-name="T28">:00）</text:span></text:p>
      <text:p text:style-name="P20"><text:s text:c="7"/>（竞拍中 <text:s/>结束时间：<text:span text:style-name="T28">2022-05-18 10:00）</text:span></text:p>
      <text:p text:style-name="P19"><text:s text:c="7"/>（已结束 <text:s/>流拍 或 成价：<text:span text:style-name="T29">9.0664.55元</text:span><text:span text:style-name="T28">）</text:span></text:p>
      <text:p text:style-name="P18">起拍价：￥2.1万元 <text:s text:c="24"/>最高推荐价：￥2.8万元</text:p>
      <text:p text:style-name="Standard"><text:span text:style-name="T31">评估价：￥2.9万元</text:span></text:p>
      <text:p text:style-name="P22"><text:span text:style-name="T27">推荐级别：十星 <text:s text:c="22"/>（一星 至 十星） <text:s text:c="24"/>“</text:span><text:span text:style-name="T30">+收藏车</text:span><text:span text:style-name="T27">”</text:span></text:p>
      <text:p text:style-name="P24"/>
      <text:p text:style-name="P24">处置单位：临海市人民法院</text:p>
      <text:p text:style-name="P23">车辆位置：地球村 天朝省 长安市 法拍区 将军路十号</text:p>
      <text:p text:style-name="P23"/>
      <text:p text:style-name="P25">推荐文字说明：</text:p>
      <text:p text:style-name="P25"><text:s text:c="8"/>车辆排放国六，全国省市可上牌。手动6档，2021年产的车，至今不到两年，还在质保期，以2.8万元内拿到手非常超值，也不用担心车辆质量问题，因为还在质保期，还在五年免检，不用担心年检问题而产生的过不了户。</text:p>
      <text:p text:style-name="P25"><text:s text:c="8"/>唯一要注意的是车辆是否有违章和停车费这些额外费用</text:p>
      <text:p text:style-name="P25"/>
      <text:p text:style-name="P25">车辆视频：</text:p>
      <text:p text:style-name="P25">车辆详情图片：</text:p>
      <text:p text:style-name="P23"/>
      <text:p text:style-name="P23"/>
      <text:p text:style-name="P26">看样备注： <text:s/>去看样时，车辆停放很久，用了充电宝搭电启动正常;启动后仪表盘无故障灯亮;外观上有细小的划痕，不仔细看不出来。右后轮胎没气。带有备胎。</text:p>
      <text:p text:style-name="P26"/>
      <text:p text:style-name="P26">看样拍的视频：</text:p>
      <text:p text:style-name="P26"/>
      <text:p text:style-name="P26"/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/text:p>
      <text:p text:style-name="P12"><text:note text:id="ftn2" text:note-class="footnote"><text:note-citation>3</text:note-citation><text:note-body><text:p text:style-name="Footnote"><text:span text:style-name="T35">创建缘由</text:span></text:p></text:note-body></text:note>一期<text:span text:style-name="T25">：</text:span>创办此项目缘由</text:p>
      <text:p text:style-name="P1"/>
      <text:p text:style-name="P1"/>
      <text:p text:style-name="P1">缘起，个人第一辆车就是买的法拍车，后来因为经济问题，又卖掉，但卖掉的价格比买来时还高。</text:p>
      <text:p text:style-name="P1">再后来就是因为上班远，所以要个代步车，又不想花太多钱去买新车，然后又入了一辆法拍车，</text:p>
      <text:p text:style-name="P1">在这期间，不断有同事朋友问我关于买法拍车的流程和注意事项的事，又有同事嫌法拍麻烦，直接入了二手车，后来这同事的二手车出了好多问题，然后发势不再买二手车。</text:p>
      <text:p text:style-name="P1"><text:s text:c="8"/>我才发现，如果当初我把我经验传授给他，他也能入手好的一辆法拍车，也就不会出现买了二手车问题多，又能省下买新车的钱。</text:p>
      <text:p text:style-name="P1"><text:s text:c="7"/>我入手的那两辆车，一直都没有出过毛病，当然也可能是因为它们还在质保期之内吧，这是选车的关键</text:p>
      <text:p text:style-name="P1"><text:s text:c="8"/>分享经验，也算一种助人为乐，何乐而不为呢？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3"><text:note text:id="ftn3" text:note-class="footnote"><text:note-citation>4</text:note-citation><text:note-body><text:p text:style-name="Footnote"><text:span text:style-name="T35">推荐思想</text:span></text:p></text:note-body></text:note>一期<text:span text:style-name="T25">：</text:span>推荐思想</text:p>
      <text:p text:style-name="P13"/>
      <text:p text:style-name="P13"/>
      <text:p text:style-name="P13"><text:span text:style-name="T36">最好为五年免检期内的车</text:span></text:p>
      <text:p text:style-name="P13"><text:span text:style-name="T36">绝不能早于</text:span><text:span text:style-name="T37">2017年生产的车</text:span></text:p>
      <text:p text:style-name="P13"><text:span text:style-name="T37"/></text:p>
      <text:p text:style-name="P13"><text:span text:style-name="T37">国产品牌车，最好为手动6档的（油）。</text:span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oft-page-break/><text:span text:style-name="T36"/></text:p>
      <text:p text:style-name="P15"><text:span text:style-name="T36"><text:note text:id="ftn4" text:note-class="footnote"><text:note-citation>5</text:note-citation><text:note-body><text:p text:style-name="Footnote"><text:span text:style-name="T35">购车流程</text:span></text:p></text:note-body></text:note></text:span>一期<text:span text:style-name="T25">：</text:span>购买法拍车流程</text:p>
      <text:p text:style-name="P14"><text:span text:style-name="T36"/></text:p>
      <text:p text:style-name="P17"><text:span text:style-name="T36">1.拍下</text:span></text:p>
      <text:p text:style-name="P17"><text:span text:style-name="T36">2.法院拿文件</text:span></text:p>
      <text:p text:style-name="P17"><text:span text:style-name="T36">3.提取车辆</text:span></text:p>
      <text:p text:style-name="P17"><text:span text:style-name="T36">4.处理补办证件（行驶证、登记证书）</text:span></text:p>
      <text:p text:style-name="P17"><text:span text:style-name="T36">5.处理违章</text:span></text:p>
      <text:p text:style-name="P17"><text:span text:style-name="T36">6.办理过户</text:span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oft-page-break/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  <text:p text:style-name="P13"><text:span text:style-name="T3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21:00:17.461038277</meta:creation-date>
    <dc:date>2022-05-18T11:31:00.320271318</dc:date>
    <meta:editing-duration>PT1H59M8S</meta:editing-duration>
    <meta:editing-cycles>90</meta:editing-cycles>
    <meta:generator>LibreOffice/7.3.2.2$Linux_X86_64 LibreOffice_project/30$Build-2</meta:generator>
    <meta:document-statistic meta:table-count="0" meta:image-count="0" meta:object-count="0" meta:page-count="7" meta:paragraph-count="78" meta:word-count="1174" meta:character-count="1534" meta:non-whitespace-character-count="1260"/>
  </office:meta>
</office:document-meta>
</file>